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00000017946D83C2BFD8E02AE.png" manifest:media-type="image/png"/>
  <manifest:file-entry manifest:full-path="Pictures/1000000100000319000004625B76EB129036B53D.png" manifest:media-type="image/png"/>
  <manifest:file-entry manifest:full-path="Pictures/100115B1000129600001A4C0525E5C48BA1F2728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2" text:anchor-type="char" svg:x="-0.769cm" svg:y="0.471cm" svg:width="18.538cm" svg:height="26.229cm" draw:z-index="0"><draw:image xlink:href="Pictures/100115B1000129600001A4C0525E5C48BA1F2728.pdf" xlink:type="simple" xlink:show="embed" xlink:actuate="onLoad" draw:mime-type="application/pdf"/><draw:image xlink:href="Pictures/1000000100000319000004625B76EB129036B53D.png" xlink:type="simple" xlink:show="embed" xlink:actuate="onLoad" draw:mime-type="image/png"/></draw:frame><draw:frame draw:style-name="fr2" draw:name="Bild1" text:anchor-type="char" svg:x="12.504cm" svg:y="2.829cm" svg:width="4.2cm" svg:height="5.939cm" draw:z-index="1"><draw:image xlink:href="Pictures/10000001000001200000017946D83C2BFD8E02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7T00:08:16.678000000</meta:creation-date>
    <meta:print-date>2023-06-17T00:11:49.264000000</meta:print-date>
    <dc:date>2023-06-17T00:13:01.199000000</dc:date>
    <meta:editing-duration>PT4M4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